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.5pt" style:font-size-asian="10.5pt" style:font-size-complex="10.5pt"/>
    </style:style>
    <style:style style:name="P2" style:family="paragraph" style:parent-style-name="Standard">
      <style:text-properties style:font-name="Verdana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Verdana" fo:font-size="10.5pt" style:font-size-asian="10.5pt" style:font-size-complex="10.5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Verdana" fo:font-size="10.5pt" style:font-size-asian="10.5pt" style:font-size-complex="10.5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style:font-name="Verdana" fo:font-size="10.5pt" fo:letter-spacing="normal" fo:font-style="normal" fo:font-weight="normal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Verdana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ngaars</text:p>
      <text:p text:style-name="P2"/>
      <text:p text:style-name="P1">Hétfő<text:tab/><text:tab/><text:tab/>maandag</text:p>
      <text:p text:style-name="P1">kedd<text:tab/><text:tab/><text:tab/>dinsdag</text:p>
      <text:p text:style-name="P1">szerda<text:tab/><text:tab/><text:tab/>woensdag</text:p>
      <text:p text:style-name="P1">csütörtök<text:tab/><text:tab/>donderdag</text:p>
      <text:p text:style-name="P1">péntek<text:tab/><text:tab/>vrijdag</text:p>
      <text:p text:style-name="P1">szombat<text:tab/><text:tab/>zaterdag</text:p>
      <text:p text:style-name="P1">vasárnap<text:tab/><text:tab/>zondag</text:p>
      <text:p text:style-name="P1"/>
      <text:p text:style-name="P1">Hier<text:tab/><text:tab/><text:tab/>itt</text:p>
      <text:p text:style-name="P1">Daar<text:tab/><text:tab/><text:tab/>ott</text:p>
      <text:p text:style-name="P1">Nu<text:tab/><text:tab/><text:tab/>most</text:p>
      <text:p text:style-name="P1">Later<text:tab/><text:tab/><text:tab/>később</text:p>
      <text:p text:style-name="P1">Morgen<text:tab/><text:tab/>holnap</text:p>
      <text:p text:style-name="P1">Gisteren<text:tab/><text:tab/>holnap</text:p>
      <text:p text:style-name="P1">Vandaag<text:tab/><text:tab/>ma</text:p>
      <text:p text:style-name="P1">Straks<text:tab/><text:tab/><text:tab/>később</text:p>
      <text:p text:style-name="P1">Nog niet<text:tab/><text:tab/>Még nem</text:p>
      <text:p text:style-name="P1">Ochtend<text:tab/><text:tab/>reggel</text:p>
      <text:p text:style-name="P1">Middag<text:tab/><text:tab/>délután</text:p>
      <text:p text:style-name="P1">Avond<text:tab/><text:tab/><text:tab/>este</text:p>
      <text:p text:style-name="P1"/>
      <text:p text:style-name="P4"><text:span text:style-name="T1">ik begrijp<text:tab/><text:tab/>megértem</text:span><text:line-break/><text:span text:style-name="T1">jij begrijpt<text:tab/><text:tab/>érted</text:span><text:line-break/><text:span text:style-name="T1">hij begrijpt<text:tab/><text:tab/>érti</text:span><text:line-break/><text:span text:style-name="T1">wij begrijpen<text:tab/><text:tab/>megértjük</text:span><text:line-break/><text:span text:style-name="T1">jullie begrijpen<text:tab/>érted</text:span><text:line-break/><text:span text:style-name="T1">zij begrijpen</text:span> <text:tab/><text:tab/>megértik</text:p>
      <text:p text:style-name="P4"/>
      <text:p text:style-name="P1">Begrijp je mij?<text:tab/>Megértetted?</text:p>
      <text:p text:style-name="P1">Ik begrijp je.<text:tab/><text:tab/>Megértetlek.</text:p>
      <text:p text:style-name="P1">Begrijp je mij niet?<text:tab/>Nem érti meg</text:p>
      <text:p text:style-name="P1">Ik begrijp je niet.<text:tab/>Nem értek téged.</text:p>
      <text:p text:style-name="P1"/>
      <text:p text:style-name="P3"><text:span text:style-name="T2">ik kijk<text:tab/><text:tab/><text:tab/>Nézem</text:span><text:span text:style-name="T3"><text:line-break/></text:span><text:span text:style-name="T2">jij kijkt<text:tab/><text:tab/>nézel</text:span><text:span text:style-name="T4"><text:line-break/></text:span><text:span text:style-name="T2">hij kijkt<text:tab/><text:tab/>ő néz</text:span><text:span text:style-name="T4"><text:line-break/></text:span><text:span text:style-name="T2">wij kijken<text:tab/><text:tab/>figyelünk</text:span><text:span text:style-name="T4"><text:line-break/></text:span><text:span text:style-name="T2">jullie kijken<text:tab/><text:tab/>nézel</text:span><text:span text:style-name="T4"><text:line-break/></text:span><text:span text:style-name="T2">zij kijken</text:span><text:span text:style-name="T4"> <text:tab/><text:tab/>néznek</text:span></text:p>
      <text:p text:style-name="P4"/>
      <text:p text:style-name="P4">Schoon<text:tab/><text:tab/>tiszta</text:p>
      <text:p text:style-name="P4">vies<text:tab/><text:tab/><text:tab/>piszkos</text:p>
      <text:p text:style-name="P4">Raam<text:tab/><text:tab/><text:tab/>ablak</text:p>
      <text:p text:style-name="P4">Deur<text:tab/><text:tab/><text:tab/>ajtó</text:p>
      <text:p text:style-name="P4">Vloer<text:tab/><text:tab/><text:tab/>emelet</text:p>
      <text:p text:style-name="P4">Plafond<text:tab/><text:tab/>mennyezet</text:p>
      <text:p text:style-name="P4"/>
      <text:p text:style-name="P4">Ilona kijk naar de deur.<text:tab/><text:tab/>Ilona néz az ajtóra.</text:p>
      <text:p text:style-name="P4">Is de deur schoon?<text:tab/><text:tab/><text:tab/>Tiszta az ajtó?</text:p>
      <text:p text:style-name="P4">Nee, de deur is vies.<text:tab/><text:tab/>Nem, az ajtó piszkos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ash Aryan</meta:initial-creator>
    <meta:creation-date>2020-04-18T12:22:49.52</meta:creation-date>
    <dc:date>2020-04-18T13:06:22.65</dc:date>
    <dc:creator>Arash Aryan</dc:creator>
    <meta:editing-duration>PT17M21S</meta:editing-duration>
    <meta:editing-cycles>3</meta:editing-cycles>
    <meta:generator>OpenOffice/4.1.7$Win32 OpenOffice.org_project/417m1$Build-9800</meta:generator>
    <meta:printed-by>Arash Aryan</meta:printed-by>
    <meta:print-date>2020-04-18T13:07:31.01</meta:print-date>
    <meta:document-statistic meta:table-count="0" meta:image-count="0" meta:object-count="0" meta:page-count="2" meta:paragraph-count="35" meta:word-count="137" meta:character-count="858"/>
  </office:meta>
</office:document-meta>
</file>